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rial Nova" fo:font-size="18pt" fo:language="fr" fo:country="F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6 years old</text:p>
      <text:p text:style-name="P11"/>
      <text:p text:style-name="P12"><text:s/>Seeking a developement internship from the 13<text:span text:style-name="T12">th</text:span> of May to the 23<text:span text:style-name="T12">rd</text:span> of August and an apprenticeship for the next two school years as well.</text:p>
      <text:p text:style-name="P12">International profile (2 years spent in Australia)</text:p>
      <text:p text:style-name="P3"/>
      <text:p text:style-name="P3">Education </text:p>
      <text:p text:style-name="P9"><draw:line text:anchor-type="paragraph" draw:z-index="18" draw:style-name="gr1" draw:text-style-name="P13" svg:x1="-0.046cm" svg:y1="0.245cm" svg:x2="16.993cm" svg:y2="0.245cm"><text:p/></draw:line></text:p>
      <text:p text:style-name="P9"><text:span text:style-name="T11">2018<text:tab/><text:tab/> </text:span><text:s/>Bachelor degree (L3 MIAGE), University of Nice Sophia-Antipolis.</text:p>
      <text:p text:style-name="P9"><text:span text:style-name="T11">2010 - 2012</text:span>  <text:s text:c="2"/>2 years technical degree in Computer Science, University of Nice Sophia-<text:tab/><text:tab/> <text:s/>Antipolis.</text:p>
      <text:p text:style-name="P1"/>
      <text:p text:style-name="P2">Work experience</text:p>
      <text:p text:style-name="P6"><draw:line text:anchor-type="paragraph" draw:z-index="2" draw:style-name="gr1" draw:text-style-name="P14" svg:x1="-0.02cm" svg:y1="0.245cm" svg:x2="17.021cm" svg:y2="0.245cm"><text:p/></draw:line></text:p>
      <text:p text:style-name="P6">Since November 2018 <text:span text:style-name="T2">Technical consultant at Junior MIAGE Concept Nice : design and development of applications and websites for individuals and professionals.</text:span></text:p>
      <text:p text:style-name="P6">April – June 2012 <text:span text:style-name="T2">Development internship at Arkopharma : design and development of a schedule management application using VBA Excel.</text:span></text:p>
      <text:p text:style-name="P5">Others :</text:p>
      <text:p text:style-name="P6"/>
      <text:p text:style-name="P6">April 2018 <text:s/><text:span text:style-name="T2">Boundary Bend Estate (Australie) </text:span>: <text:s/><text:span text:style-name="T2">harvester driver / operator.</text:span></text:p>
      <text:p text:style-name="P6">January – April 2018 <text:s/><text:span text:style-name="T2">Select Harvest (Australie) : </text:span><text:span text:style-name="T4">stockpads manager / telehandler operator.</text:span></text:p>
      <text:p text:style-name="Standard"><text:span text:style-name="T7">November 2017 – January 2018 <text:s/></text:span><text:span text:style-name="T9">Géant Casino </text:span><text:span text:style-name="T10">: </text:span><text:span text:style-name="T9">warehouse worker.</text:span></text:p>
      <text:p text:style-name="P6">January – October 2017 <text:s/><text:span text:style-name="T2">Select Harvest</text:span><text:span text:style-name="T1"> </text:span><text:span text:style-name="T2">(Australie) : same job as the one in January 2018.</text:span></text:p>
      <text:p text:style-name="P6">February 2013 – December 2016 <text:s/><text:span text:style-name="T2">Mcdonald's : versatile employee</text:span><text:span text:style-name="T4">.</text:span></text:p>
      <text:p text:style-name="P7"/>
      <text:p text:style-name="P2">Skills</text:p>
      <text:p text:style-name="P6"><draw:line text:anchor-type="paragraph" draw:z-index="1" draw:style-name="gr1" draw:text-style-name="P13" svg:x1="-0.046cm" svg:y1="0.245cm" svg:x2="16.993cm" svg:y2="0.245cm"><text:p/></draw:line></text:p>
      <text:p text:style-name="P6">Development</text:p>
      <text:p text:style-name="P6"><draw:custom-shape text:anchor-type="paragraph" draw:z-index="1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3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3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3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3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3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Algorithmique</text:span><text:span text:style-name="T1"> <text:s text:c="8"/>C <text:s text:c="39"/></text:span><text:span text:style-name="T2">Object <text:s/></text:span><text:span text:style-name="T4">C++</text:span></text:p>
      <text:p text:style-name="P6"><draw:custom-shape text:anchor-type="paragraph" draw:z-index="3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3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3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3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3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3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em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9" draw:style-name="gr2" draw:text-style-name="P13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3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3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3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3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3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3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3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3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3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9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8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3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3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3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3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3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Data base <text:s text:c="14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anguages</text:p>
      <text:p text:style-name="P6"><draw:custom-shape text:anchor-type="paragraph" draw:z-index="3" draw:style-name="gr2" draw:text-style-name="P13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3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3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3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3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nglish</text:span><text:span text:style-name="T4"> <text:tab/><text:tab/> <text:s/></text:span></text:p>
      <text:p text:style-name="P6"><draw:custom-shape text:anchor-type="paragraph" draw:z-index="8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4"> <text:s/>Spanish <text:s text:c="15"/></text:span></text:p>
      <text:p text:style-name="P6"><draw:custom-shape text:anchor-type="paragraph" draw:z-index="13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aneese</text:span><text:span text:style-name="T4"><text:tab/><text:tab/> <text:s/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8-11-12T09:11:18.93</dc:date>
    <meta:editing-duration>PT1H8M17S</meta:editing-duration>
    <meta:editing-cycles>8</meta:editing-cycles>
    <meta:generator>OpenOffice/4.1.5$Win32 OpenOffice.org_project/415m1$Build-9789</meta:generator>
    <meta:document-statistic meta:table-count="0" meta:image-count="1" meta:object-count="0" meta:page-count="2" meta:paragraph-count="35" meta:word-count="211" meta:character-count="1569"/>
  </office:meta>
</office:document-meta>
</file>